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mic Sans MS" svg:font-family="'Comic Sans MS'"/>
    <style:font-face style:name="StarSymbol1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Italique" style:font-family-generic="swiss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rod_5f_corps" style:master-page-name="rod_5f_page_5f_titre"/>
    <style:style style:name="P2" style:family="paragraph" style:parent-style-name="Standard">
      <style:text-properties fo:color="#000000" style:font-name="Courier New1" fo:font-size="12pt" style:font-size-asian="12pt" style:font-size-complex="12pt"/>
    </style:style>
    <style:style style:name="P3" style:family="paragraph" style:parent-style-name="Standard">
      <style:text-properties fo:color="#000000"/>
    </style:style>
    <style:style style:name="P4" style:family="paragraph" style:parent-style-name="Title">
      <style:text-properties fo:color="#000000"/>
    </style:style>
    <style:style style:name="P5" style:family="paragraph" style:parent-style-name="rod_5f_corps">
      <style:paragraph-properties fo:text-align="end" style:justify-single-word="false"/>
    </style:style>
    <style:style style:name="P6" style:family="paragraph" style:parent-style-name="rod_5f_tab_5f_niv_5f_0">
      <style:paragraph-properties fo:break-before="page"/>
    </style:style>
    <style:style style:name="P7" style:family="paragraph" style:parent-style-name="rod_5f_tab_5f_niv_5f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rod_5f_tab_5f_niv_5f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rod_5f_titre_5f_chap" style:master-page-name="rod_5f_std">
      <style:text-properties fo:font-size="20pt" style:font-size-asian="20pt" style:font-size-complex="20pt"/>
    </style:style>
    <style:style style:name="P10" style:family="paragraph" style:parent-style-name="Text_20_body">
      <style:text-properties fo:font-size="28pt" style:font-size-asian="28pt" style:font-size-complex="28pt"/>
    </style:style>
    <style:style style:name="P11" style:family="paragraph" style:parent-style-name="rod_5f_corps">
      <style:text-properties style:font-name="Comic Sans MS" fo:font-size="12pt" style:font-size-asian="12pt" style:font-size-complex="12pt"/>
    </style:style>
    <style:style style:name="P12" style:family="paragraph" style:parent-style-name="rod_5f_corps" style:list-style-name="rod_5f_puce">
      <style:text-properties fo:font-size="12pt" style:font-size-asian="12pt" style:font-size-complex="12pt"/>
    </style:style>
    <style:style style:name="P13" style:family="paragraph" style:parent-style-name="rod_5f_corps" style:list-style-name="rod_5f_puce">
      <style:text-properties style:font-name="Comic Sans MS" fo:font-size="12pt" style:font-size-asian="12pt" style:font-size-complex="12pt"/>
    </style:style>
    <style:style style:name="P14" style:family="paragraph" style:parent-style-name="rod_5f_corps">
      <style:text-properties fo:font-size="12pt" style:font-size-asian="12pt" style:font-size-complex="12pt"/>
    </style:style>
    <style:style style:name="P15" style:family="paragraph" style:parent-style-name="rod_5f_titre_5f_chap"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 style:parent-style-name="rod_5f_titre_5f_chap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rod_5f_corps">
      <style:text-properties style:font-name="Comic Sans MS"/>
    </style:style>
    <style:style style:name="P18" style:family="paragraph" style:parent-style-name="rod_5f_sous_5f_chap">
      <style:text-properties style:font-name="Comic Sans MS" fo:font-size="12pt" fo:font-weight="normal" style:font-size-asian="12pt" style:font-weight-asian="normal" style:font-size-complex="12pt" style:font-weight-complex="normal"/>
    </style:style>
    <style:style style:name="P19" style:family="paragraph" style:parent-style-name="rod_5f_sous_5f_chap">
      <style:text-properties style:font-name="Comic Sans MS"/>
    </style:style>
    <style:style style:name="fr1" style:family="graphic" style:parent-style-name="Frame">
      <style:graphic-properties style:vertical-pos="top" style:vertical-rel="paragraph-content" style:horizontal-pos="center" style:horizontal-rel="paragraph" style:border-line-width="0.002cm 0.035cm 0.002cm" fo:padding="0.15cm" fo:border="0.039cm double #000000" style:shadow="none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distance="0.381cm"/>
      </text:list-level-style-number>
      <text:list-level-style-number text:level="2" style:num-format="1" text:display-levels="2">
        <style:list-level-properties text:min-label-distance="0.381cm"/>
      </text:list-level-style-number>
      <text:list-level-style-number text:level="3" style:num-format="1" text:display-levels="3">
        <style:list-level-properties text:min-label-distance="0.381cm"/>
      </text:list-level-style-number>
      <text:list-level-style-number text:level="4" style:num-format="1">
        <style:list-level-properties text:min-label-distance="0.381cm"/>
      </text:list-level-style-number>
      <text:list-level-style-number text:level="5" style:num-format="1">
        <style:list-level-properties text:min-label-distance="0.381cm"/>
      </text:list-level-style-number>
      <text:list-level-style-number text:level="6" style:num-format="1">
        <style:list-level-properties text:min-label-distance="0.381cm"/>
      </text:list-level-style-number>
      <text:list-level-style-number text:level="7" style:num-format="1">
        <style:list-level-properties text:min-label-distance="0.381cm"/>
      </text:list-level-style-number>
      <text:list-level-style-number text:level="8" style:num-format="1">
        <style:list-level-properties text:min-label-distance="0.381cm"/>
      </text:list-level-style-number>
      <text:list-level-style-number text:level="9" style:num-format="1">
        <style:list-level-properties text:min-label-distance="0.381cm"/>
      </text:list-level-style-number>
      <text:list-level-style-number text:level="10" style:num-format="1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rod_5f_gras">VAILLANT-DAVID</text:span></text:p>
      <text:p text:style-name="rod_5f_corps"><text:span text:style-name="rod_5f_gras">Rodolphe</text:span></text:p>
      <text:p text:style-name="rod_5f_corps"><text:span text:style-name="rod_5f_gras"/></text:p>
      <text:p text:style-name="rod_5f_corps"><text:span text:style-name="rod_5f_gras">CLAVERIE</text:span></text:p>
      <text:p text:style-name="rod_5f_corps"><text:span text:style-name="rod_5f_gras">PAUL</text:span></text:p>
      <text:p text:style-name="rod_5f_corps"><text:span text:style-name="rod_5f_gras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Cadre1" text:anchor-type="paragraph" fo:min-width="16.614cm" draw:z-index="0"><draw:text-box fo:min-height="4.651cm"><text:p text:style-name="P4"><text:span text:style-name="rod_5f_gras_5f_28">TEST DE RECETTE</text:span></text:p><text:p text:style-name="P4"><text:span text:style-name="rod_5f_gras_5f_28">Projet : Bataille Navale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rod_5f_corps"/>
      <text:p text:style-name="rod_5f_corps"/>
      <text:p text:style-name="rod_5f_corps"/>
      <text:p text:style-name="P5"><text:span text:style-name="rod_5f_gras"><text:line-break/>23/05/2008</text:span></text:p>
      <text:table-of-content text:style-name="Sect1" text:protected="true" text:name="Table des matières1">
        <text:table-of-content-source text:outline-level="2">
          <text:index-title-template text:style-name="rod_5f_tab_5f_niv_5f_0">Sommaire</text:index-title-template>
          <text:table-of-content-entry-template text:outline-level="1" text:style-name="rod_5f_tab_5f_niv_5f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rod_5f_tab_5f_niv_5f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rod_5f_tab_5f_niv_5f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6">Sommaire</text:p>
          </text:index-title>
          <text:p text:style-name="P7">1Menu :<text:tab/>3</text:p>
          <text:p text:style-name="P7">2Placement des bateaux :<text:tab/>4</text:p>
          <text:p text:style-name="P8">2.1Disposition graphique :<text:tab/>4</text:p>
          <text:p text:style-name="P8">2.2Interface utilisateur :<text:tab/>4</text:p>
          <text:p text:style-name="P7">3Phase de jeu :<text:tab/>5</text:p>
          <text:p text:style-name="P8">3.1Disposition graphique:<text:tab/>5</text:p>
          <text:p text:style-name="P8">3.2Interface utilisateur :<text:tab/>5</text:p>
        </text:index-body>
      </text:table-of-content>
      <text:p text:style-name="P2"/>
      <text:h text:style-name="P9" text:outline-level="1" text:is-list-header="true"/>
      <text:h text:style-name="rod_5f_titre_5f_chap" text:outline-level="1">Menu :</text:h>
      <text:p text:style-name="P10"/>
      <text:p text:style-name="P11">Dans le menu on a tester que l'on peut :</text:p>
      <text:p text:style-name="P11"/>
      <text:list text:style-name="rod_5f_puce">
        <text:list-item>
          <text:p text:style-name="P12">Commencer une nouvelle partie.</text:p>
        </text:list-item>
        <text:list-item>
          <text:p text:style-name="P12">Choisir qui commence (Joueur, IA ou aléatoire)</text:p>
        </text:list-item>
        <text:list-item>
          <text:p text:style-name="P12">Activer on non le mode triche.</text:p>
        </text:list-item>
        <text:list-item>
          <text:p text:style-name="P12">Choisir la difficulté (Facile, Moyen, Difficile)</text:p>
        </text:list-item>
        <text:list-item>
          <text:p text:style-name="P13">Quitter le jeu.</text:p>
        </text:list-item>
      </text:list>
      <text:p text:style-name="P14"/>
      <text:p text:style-name="P14">Le tout avec une interface avec la souris</text:p>
      <text:p text:style-name="rod_5f_corps"/>
      <text:p text:style-name="rod_5f_corps"/>
      <text:p text:style-name="rod_5f_corps"/>
      <text:p text:style-name="rod_5f_corps"/>
      <text:h text:style-name="rod_5f_titre_5f_chap" text:outline-level="1">Placement des bateaux :</text:h>
      <text:h text:style-name="P15" text:outline-level="1" text:is-list-header="true"/>
      <text:h text:style-name="P16" text:outline-level="1" text:is-list-header="true">Les bateaux s'affichent correctement. On peut les déplacer (clic gauche) et les tourner <text:s/>(clic droit) avec la souris.</text:h>
      <text:h text:style-name="P16" text:outline-level="1" text:is-list-header="true">On a vérifier que l'on ne peut pas cliquer sur valider tant que l'on à pas placer tout les bateaux.</text:h>
      <text:h text:style-name="P16" text:outline-level="1" text:is-list-header="true">On a vérifier que l'on ne peut pas mettre deux bateaux cote à cote ou même en dehors de la grille.</text:h>
      <text:h text:style-name="P16" text:outline-level="1" text:is-list-header="true">Le bouton de placement des bateaux aléatoire marche, même si on le fait plusieurs fois.</text:h>
      <text:h text:style-name="P16" text:outline-level="1" text:is-list-header="true">Les messages d'erreur sont bien affiché.</text:h>
      <text:p text:style-name="P11"/>
      <text:p text:style-name="P17"/>
      <text:p text:style-name="P17"/>
      <text:h text:style-name="rod_5f_titre_5f_chap" text:outline-level="1">Phase de jeu :</text:h>
      <text:h text:style-name="rod_5f_titre_5f_chap" text:outline-level="1" text:is-list-header="true"/>
      <text:p text:style-name="P14">On a bien vérifier que le joueur ne peut cliquer que sur la grille ennemie ou sur les boutons quand ils sont actif.</text:p>
      <text:p text:style-name="P14">La case cliquer sur la grille sont bien sélectionnées.</text:p>
      <text:p text:style-name="P14">Les message affichés sont corrects. L'historique des coups joués marche.</text:p>
      <text:p text:style-name="P14">En dessous encore le menu avec le bouton de validation de tir, si le mode triche est activé il sera possible d'activer les boutons suivant et précédant.</text:p>
      <text:p text:style-name="rod_5f_corps"/>
      <text:h text:style-name="P18" text:outline-level="2" text:is-list-header="true">Le comportement de l'IA en fonction de la grille donnée et du mode de difficulté choisie est correct.</text:h>
      <text:p text:style-name="P17"/>
      <text:p text:style-name="P17"/>
      <text:h text:style-name="P19" text:outline-level="2">Fin de partie :</text:h>
      <text:h text:style-name="P19" text:outline-level="2" text:is-list-header="true"/>
      <text:p text:style-name="P11">La fin de partie est bien indiquée automatiquement par un message.</text:p>
      <text:p text:style-name="P11">La grille ennemi est totalement découverte et aucune action n'est po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mic Sans MS" svg:font-family="'Comic Sans MS'"/>
    <style:font-face style:name="StarSymbol1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Italique" style:font-family-generic="swiss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ourier New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ourier New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ourier New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rod_5f_en_5f_tête" style:display-name="rod_en_tête" style:family="paragraph" style:parent-style-name="Header" style:master-page-name="">
      <style:paragraph-properties fo:padding="0cm" fo:border-left="none" fo:border-right="none" fo:border-top="none" fo:border-bottom="0.018cm solid #000000" style:shadow="none"/>
      <style:text-properties style:font-name="Trebuchet MS" fo:font-size="14pt" fo:font-style="italic"/>
    </style:style>
    <style:style style:name="rod_5f_index_5f_lexical_5f_titre" style:display-name="rod_index_lexical_titre" style:family="paragraph" style:parent-style-name="Index_20_Heading"/>
    <style:style style:name="rod_5f_titre_5f_chap" style:display-name="rod_titre_chap" style:family="paragraph" style:class="chapter" style:master-page-name="" style:default-outline-level="1">
      <style:paragraph-properties style:shadow="none">
        <style:tab-stops/>
      </style:paragraph-properties>
      <style:text-properties style:font-name="Trebuchet MS1" fo:font-size="28pt" fo:font-style="normal" fo:font-weight="bold"/>
    </style:style>
    <style:style style:name="rod_5f_sous_5f_chap" style:display-name="rod_sous_chap" style:family="paragraph" style:master-page-name="" style:default-outline-level="2">
      <style:paragraph-properties fo:margin-top="0cm" fo:margin-bottom="0cm" fo:background-color="transparent" style:shadow="none">
        <style:tab-stops/>
        <style:background-image/>
      </style:paragraph-properties>
      <style:text-properties style:font-name="Trebuchet MS1" fo:font-size="14pt" fo:font-style="normal" fo:font-weight="bold"/>
    </style:style>
    <style:style style:name="rod_5f_sous_5f_section" style:display-name="rod_sous_section" style:family="paragraph" style:auto-update="true" style:master-page-name="" style:default-outline-level="3">
      <style:text-properties style:font-name="Trebuchet MS1" fo:font-size="14pt" fo:font-weight="bold"/>
    </style:style>
    <style:style style:name="rod_5f_corps" style:display-name="rod_corps" style:family="paragraph" style:parent-style-name="Standard" style:master-page-name="">
      <style:paragraph-properties fo:margin-left="0cm" fo:margin-right="0cm" fo:text-indent="0cm" style:auto-text-indent="false" fo:background-color="transparent" style:shadow="none">
        <style:tab-stops/>
        <style:background-image/>
      </style:paragraph-properties>
      <style:text-properties style:font-name="Trebuchet MS2" fo:font-size="11pt"/>
    </style:style>
    <style:style style:name="rod_5f_pied_5f_page" style:display-name="rod_pied_page" style:family="paragraph">
      <style:paragraph-properties fo:text-align="end" style:justify-single-word="false" fo:padding="0cm" fo:border-left="none" fo:border-right="none" fo:border-top="0.018cm solid #000000" fo:border-bottom="none" style:shadow="none"/>
      <style:text-properties style:font-name="Trebuchet MS2" fo:font-size="11pt"/>
    </style:style>
    <style:style style:name="rod_5f_mini_5f_titre" style:display-name="rod_mini_titre" style:family="paragraph" style:master-page-name="">
      <style:paragraph-properties fo:background-color="transparent" style:shadow="none">
        <style:tab-stops/>
        <style:background-image/>
      </style:paragraph-properties>
      <style:text-properties style:font-name="Trebuchet MS1" fo:font-size="11pt" fo:font-style="normal" style:text-underline-style="solid" style:text-underline-width="auto" style:text-underline-color="font-color" fo:font-weight="normal"/>
    </style:style>
    <style:style style:name="rod_5f_tab_5f_niv_5f_1" style:display-name="rod_tab_niv_1" style:family="paragraph" style:parent-style-name="Index">
      <style:paragraph-properties fo:margin-left="0cm" fo:margin-right="0cm" fo:margin-top="0.3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rebuchet MS2"/>
    </style:style>
    <style:style style:name="rod_5f_tab_5f_niv_5f_2" style:display-name="rod_tab_niv_2" style:family="paragraph" style:parent-style-name="Index">
      <style:paragraph-properties fo:margin-left="0.499cm" fo:margin-right="0cm" fo:margin-top="0.3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rebuchet MS2"/>
    </style:style>
    <style:style style:name="rod_5f_tab_5f_niv_5f_3" style:display-name="rod_tab_niv_3" style:family="paragraph" style:parent-style-name="Index">
      <style:paragraph-properties fo:margin-left="1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rebuchet MS2"/>
    </style:style>
    <style:style style:name="rod_5f_tab_5f_niv_5f_0" style:display-name="rod_tab_niv_0" style:family="paragraph" style:parent-style-name="Index">
      <style:paragraph-properties fo:margin-left="0cm" fo:margin-right="0cm" fo:text-indent="0cm" style:auto-text-indent="false"/>
      <style:text-properties fo:font-size="28pt" fo:font-weight="bold"/>
    </style:style>
    <style:style style:name="rod_5f_note_5f_bapage" style:display-name="rod_note_bapage" style:family="paragraph">
      <style:text-properties style:font-name="Trebuchet MS" fo:font-size="11pt" fo:font-style="italic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od_5f_std" style:display-name="rod_std" style:family="text">
      <style:text-properties fo:color="#000000" style:font-name="Trebuchet MS2" fo:font-size="11pt" style:font-size-asian="12pt" style:font-size-complex="12pt"/>
    </style:style>
    <style:style style:name="rod_5f_gras" style:display-name="rod_gras" style:family="text">
      <style:text-properties style:font-name="Trebuchet MS1" fo:font-size="14pt" fo:font-style="normal" fo:font-weight="bold" style:font-weight-asian="normal" style:font-weight-complex="normal"/>
    </style:style>
    <style:style style:name="rod_5f_gras_5f_28" style:display-name="rod_gras_28" style:family="text" style:parent-style-name="rod_5f_gras">
      <style:text-properties style:font-name="Trebuchet MS1" fo:font-size="28pt" fo:font-style="normal" fo:font-weight="bold" style:font-weight-asian="normal" style:font-weight-complex="normal"/>
    </style:style>
    <style:style style:name="rod_5f_question" style:display-name="rod_question" style:family="text" style:parent-style-name="rod_5f_std">
      <style:text-properties fo:color="#000000" style:font-name="Trebuchet MS2" fo:font-size="11pt" fo:font-weight="bold" style:font-size-asian="12pt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>
        <style:list-level-properties text:min-label-distance="0.381cm"/>
      </text:outline-level-style>
      <text:outline-level-style text:level="5" style:num-format="1">
        <style:list-level-properties text:min-label-distance="0.381cm"/>
      </text:outline-level-style>
      <text:outline-level-style text:level="6" style:num-format="1">
        <style:list-level-properties text:min-label-distance="0.381cm"/>
      </text:outline-level-style>
      <text:outline-level-style text:level="7" style:num-format="1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1">
        <style:list-level-properties text:min-label-distance="0.381cm"/>
      </text:outline-level-style>
      <text:outline-level-style text:level="10" style:num-format="1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rod_5f_numerotation" style:display-name="rod_numerotation">
      <text:list-level-style-number text:level="1" text:style-name="rod_5f_gras_5f_28" style:num-suffix="." style:num-format="1">
        <style:list-level-properties text:min-label-width="0.499cm"/>
      </text:list-level-style-number>
      <text:list-level-style-number text:level="2" text:style-name="rod_5f_gras" style:num-suffix="." style:num-format="1" text:display-levels="2">
        <style:list-level-properties text:min-label-width="0.499cm"/>
      </text:list-level-style-number>
      <text:list-level-style-number text:level="3" text:style-name="rod_5f_gras" style:num-suffix="." style:num-format="1" text:display-levels="3">
        <style:list-level-properties text:min-label-width="0.499cm"/>
      </text:list-level-style-number>
      <text:list-level-style-number text:level="4" style:num-suffix="." style:num-format="1">
        <style:list-level-properties text:min-label-width="0.499cm"/>
      </text:list-level-style-number>
      <text:list-level-style-number text:level="5" style:num-suffix="." style:num-format="1">
        <style:list-level-properties text:min-label-width="0.499cm"/>
      </text:list-level-style-number>
      <text:list-level-style-number text:level="6" style:num-suffix="." style:num-format="1">
        <style:list-level-properties text:min-label-width="0.499cm"/>
      </text:list-level-style-number>
      <text:list-level-style-number text:level="7" style:num-suffix="." style:num-format="1">
        <style:list-level-properties text:min-label-width="0.499cm"/>
      </text:list-level-style-number>
      <text:list-level-style-number text:level="8" style:num-suffix="." style:num-format="1">
        <style:list-level-properties text:min-label-width="0.499cm"/>
      </text:list-level-style-number>
      <text:list-level-style-number text:level="9" style:num-suffix="." style:num-format="1">
        <style:list-level-properties text:min-label-width="0.499cm"/>
      </text:list-level-style-number>
      <text:list-level-style-number text:level="10" style:num-suffix="." style:num-format="1">
        <style:list-level-properties text:min-label-width="0.499cm"/>
      </text:list-level-style-number>
    </text:list-style>
    <text:list-style style:name="rod_5f_puce" style:display-name="rod_puce">
      <text:list-level-style-bullet text:level="1" text:style-name="Bullet_20_Symbols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list-style style:name="rod_5f_puce_5f_2" style:display-name="rod_puce_2">
      <text:list-level-style-bullet text:level="1" text:style-name="Bullet_20_Symbols" text:bullet-char="✔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✔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✔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✔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✔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✔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✔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✔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✔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✔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suffix="2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rod_5f_en_5f_tête">
      <style:text-properties style:text-underline-style="none"/>
    </style:style>
    <style:style style:name="T1" style:family="text">
      <style:text-properties style:text-underline-style="non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3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7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11cm" fo:margin-left="0cm" fo:margin-right="0cm" fo:margin-bottom="0.499cm" style:dynamic-spacing="false"/>
      </style:header-style>
      <style:footer-style>
        <style:header-footer-properties svg:height="1.482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HTML" style:page-layout-name="pm4"/>
    <style:master-page style:name="Footnote" style:page-layout-name="pm5"/>
    <style:master-page style:name="Endnote" style:page-layout-name="pm5"/>
    <style:master-page style:name="rod_5f_page_5f_titre" style:display-name="rod_page_titre" style:page-layout-name="pm2"/>
    <style:master-page style:name="rod_5f_std" style:display-name="rod_std" style:page-layout-name="pm6" style:next-style-name="rod_5f_std_5f_2">
      <style:header>
        <text:p text:style-name="P1">Test de recette</text:p>
      </style:header>
      <style:footer>
        <text:p text:style-name="rod_5f_pied_5f_page"><text:page-number text:select-page="current">4</text:page-number></text:p>
      </style:footer>
    </style:master-page>
    <style:master-page style:name="rod_5f_std_5f_2" style:display-name="rod_std_2" style:page-layout-name="pm7" style:next-style-name="rod_5f_std">
      <style:header>
        <text:p text:style-name="rod_5f_en_5f_tête"><text:chapter text:display="number-and-name" text:outline-level="1"/><text:span text:style-name="T1">Test de recette</text:span></text:p>
      </style:header>
      <style:footer>
        <text:p text:style-name="rod_5f_pied_5f_page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11-27T15:55:52</meta:creation-date>
    <dc:creator>Paul Claverie</dc:creator>
    <dc:date>2008-05-23T14:19:36</dc:date>
    <meta:print-date>2008-01-23T15:10:13</meta:print-date>
    <dc:language>fr-FR</dc:language>
    <meta:editing-cycles>137</meta:editing-cycles>
    <meta:editing-duration>PT23H40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42" meta:word-count="285" meta:character-count="1672"/>
  </office:meta>
</office:document-meta>
</file>